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9-15T09:49:05</dc:date><text:p text:style-name="P3"><text:span text:style-name="T1">do section- for afile, pbb, pba in </text:span><text:span text:style-name="T2">view.get_dms_files(limit=1)</text:span></text:p></office:annotation><office:annotation><dc:creator>sge</dc:creator><dc:date>2017-09-15T09:51:30</dc:date><text:p text:style-name="P3"><text:span text:style-name="T2">do text</text:span></text:p><text:p text:style-name="P3"><text:span text:style-name="T2">from document(content=afile.file.data, format='odt', <text:s/>pageBreakAfter=not loop.afile.last and 'duplex' or False)</text:span></text:p></office:annotation></text:p>
      </text:section>
      <text:p text:style-name="P2"><office:annotation><dc:creator>sge</dc:creator><dc:date>2017-10-03T14:51:38.613356446</dc:date><text:p text:style-name="P4"><text:span text:style-name="T3">do text if False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0-03T14:51:49.511118971</dc:date>
    <dc:creator>sge</dc:creator>
    <meta:editing-duration>PT2H47M35S</meta:editing-duration>
    <meta:editing-cycles>29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